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3.0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/>
    <style:style style:name="ce7" style:family="table-cell" style:parent-style-name="Default" style:data-style-name="N109"/>
    <style:style style:name="ce8" style:family="table-cell" style:parent-style-name="Default" style:data-style-name="N0"/>
    <style:style style:name="ce9" style:family="table-cell" style:parent-style-name="Default" style:data-style-name="N30"/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% aluguel</text:p>
          </table:table-cell>
          <table:table-cell/>
          <table:table-cell office:value-type="string">
            <text:p>Dias</text:p>
          </table:table-cell>
          <table:table-cell office:value-type="string">
            <text:p>% dias</text:p>
          </table:table-cell>
          <table:table-cell/>
          <table:table-cell office:value-type="string">
            <text:p>% final</text:p>
          </table:table-cell>
          <table:table-cell table:number-columns-repeated="4"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3]*[.$B$9]" office:value-type="currency" office:currency="BRL" office:value="100">
            <text:p>R$ 100,00</text:p>
          </table:table-cell>
          <table:table-cell office:value-type="float" office:value="30">
            <text:p>30</text:p>
          </table:table-cell>
          <table:table-cell table:style-name="ce7" table:formula="oooc:=[.D3]/[.$D$7]" office:value-type="float" office:value="0.3">
            <text:p>0,3000</text:p>
          </table:table-cell>
          <table:table-cell table:style-name="ce8" table:formula="oooc:=[.E3]*[.$A$7]" office:value-type="float" office:value="1.2">
            <text:p>1,2</text:p>
          </table:table-cell>
          <table:table-cell table:style-name="ce6" table:formula="oooc:=[.F3]*[.B3]" office:value-type="percentage" office:value="0.24">
            <text:p>24,00%</text:p>
          </table:table-cell>
          <table:table-cell table:formula="oooc:=(1 - [.$G$7])/[.$A$7]*[.F3]+[.G3]" office:value-type="percentage" office:value="0.243">
            <text:p>24,30%</text:p>
          </table:table-cell>
          <table:table-cell table:formula="oooc:=[.H3]*[.$B$9]" office:value-type="currency" office:currency="BRL" office:value="121.5">
            <text:p>R$ 121,50</text:p>
          </table:table-cell>
          <table:table-cell table:number-columns-repeated="2"/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4]*[.$B$9]" office:value-type="currency" office:currency="BRL" office:value="125">
            <text:p>R$ 125,00</text:p>
          </table:table-cell>
          <table:table-cell office:value-type="float" office:value="30">
            <text:p>30</text:p>
          </table:table-cell>
          <table:table-cell table:style-name="ce7" table:formula="oooc:=[.D4]/[.$D$7]" office:value-type="float" office:value="0.3">
            <text:p>0,3000</text:p>
          </table:table-cell>
          <table:table-cell table:style-name="ce8" table:formula="oooc:=[.E4]*[.$A$7]" office:value-type="float" office:value="1.2">
            <text:p>1,2</text:p>
          </table:table-cell>
          <table:table-cell table:style-name="ce6" table:formula="oooc:=[.F4]*[.B4]" office:value-type="percentage" office:value="0.3">
            <text:p>30,00%</text:p>
          </table:table-cell>
          <table:table-cell table:formula="oooc:=(1 - [.$G$7])/[.$A$7]*[.F4]+[.G4]" office:value-type="percentage" office:value="0.303">
            <text:p>30,30%</text:p>
          </table:table-cell>
          <table:table-cell table:formula="oooc:=[.H4]*[.$B$9]" office:value-type="currency" office:currency="BRL" office:value="151.5">
            <text:p>R$ 151,50</text:p>
          </table:table-cell>
          <table:table-cell table:number-columns-repeated="2"/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5]*[.$B$9]" office:value-type="currency" office:currency="BRL" office:value="125">
            <text:p>R$ 125,00</text:p>
          </table:table-cell>
          <table:table-cell office:value-type="float" office:value="15">
            <text:p>15</text:p>
          </table:table-cell>
          <table:table-cell table:style-name="ce7" table:formula="oooc:=[.D5]/[.$D$7]" office:value-type="float" office:value="0.15">
            <text:p>0,1500</text:p>
          </table:table-cell>
          <table:table-cell table:style-name="ce8" table:formula="oooc:=[.E5]*[.$A$7]" office:value-type="float" office:value="0.6">
            <text:p>0,6</text:p>
          </table:table-cell>
          <table:table-cell table:style-name="ce6" table:formula="oooc:=[.F5]*[.B5]" office:value-type="percentage" office:value="0.15">
            <text:p>15,00%</text:p>
          </table:table-cell>
          <table:table-cell table:formula="oooc:=(1 - [.$G$7])/[.$A$7]*[.F5]+[.G5]" office:value-type="percentage" office:value="0.1515">
            <text:p>15,15%</text:p>
          </table:table-cell>
          <table:table-cell table:formula="oooc:=[.H5]*[.$B$9]" office:value-type="currency" office:currency="BRL" office:value="75.75">
            <text:p>R$ 75,75</text:p>
          </table:table-cell>
          <table:table-cell table:number-columns-repeated="2"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6]*[.$B$9]" office:value-type="currency" office:currency="BRL" office:value="150">
            <text:p>R$ 150,00</text:p>
          </table:table-cell>
          <table:table-cell office:value-type="float" office:value="25">
            <text:p>25</text:p>
          </table:table-cell>
          <table:table-cell table:style-name="ce7" table:formula="oooc:=[.D6]/[.$D$7]" office:value-type="float" office:value="0.25">
            <text:p>0,2500</text:p>
          </table:table-cell>
          <table:table-cell table:style-name="ce8" table:formula="oooc:=[.E6]*[.$A$7]" office:value-type="float" office:value="1">
            <text:p>1</text:p>
          </table:table-cell>
          <table:table-cell table:style-name="ce6" table:formula="oooc:=[.F6]*[.B6]" office:value-type="percentage" office:value="0.3">
            <text:p>30,00%</text:p>
          </table:table-cell>
          <table:table-cell table:formula="oooc:=(1 - [.$G$7])/[.$A$7]*[.F6]+[.G6]" office:value-type="percentage" office:value="0.3025">
            <text:p>30,25%</text:p>
          </table:table-cell>
          <table:table-cell table:formula="oooc:=[.H6]*[.$B$9]" office:value-type="currency" office:currency="BRL" office:value="151.25">
            <text:p>R$ 151,2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ooc:=SUM([.B3:.B6])" office:value-type="percentage" office:value="1">
            <text:p>100,00%</text:p>
          </table:table-cell>
          <table:table-cell table:formula="oooc:=SUM([.C3:.C6])" office:value-type="currency" office:currency="BRL" office:value="500">
            <text:p>R$ 500,00</text:p>
          </table:table-cell>
          <table:table-cell table:formula="oooc:=SUM([.D3:.D6])" office:value-type="float" office:value="100">
            <text:p>100</text:p>
          </table:table-cell>
          <table:table-cell table:style-name="ce8" table:formula="oooc:=SUM([.E3:.E6])" office:value-type="float" office:value="1">
            <text:p>1</text:p>
          </table:table-cell>
          <table:table-cell table:style-name="ce8"/>
          <table:table-cell table:style-name="ce6" table:formula="oooc:=SUM([.G3:.G6])" office:value-type="percentage" office:value="0.99">
            <text:p>99,00%</text:p>
          </table:table-cell>
          <table:table-cell table:style-name="ce6" table:formula="oooc:=SUM([.H3:.H6])" office:value-type="percentage" office:value="1">
            <text:p>100,00%</text:p>
          </table:table-cell>
          <table:table-cell table:formula="oooc:=SUM([.I3:.I6])" office:value-type="currency" office:currency="BRL" office:value="500">
            <text:p>R$ 500,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ooc:=[.D7]/[.A7]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Aluguel</text:p>
          </table:table-cell>
          <table:table-cell table:style-name="ce4" office:value-type="currency" office:currency="BRL" office:value="500">
            <text:p>R$ 500,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Divisão Proporcional das Sobra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% aluguel</text:p>
          </table:table-cell>
          <table:table-cell/>
          <table:table-cell office:value-type="string">
            <text:p>Dias</text:p>
          </table:table-cell>
          <table:table-cell office:value-type="string">
            <text:p>% dias</text:p>
          </table:table-cell>
          <table:table-cell office:value-type="string">
            <text:p>Sobra da quota</text:p>
          </table:table-cell>
          <table:table-cell office:value-type="string">
            <text:p>Distrib. Sobra</text:p>
          </table:table-cell>
          <table:table-cell table:number-columns-repeated="4"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14]*[.$B$9]" office:value-type="currency" office:currency="BRL" office:value="100">
            <text:p>R$ 100,00</text:p>
          </table:table-cell>
          <table:table-cell office:value-type="float" office:value="30">
            <text:p>30</text:p>
          </table:table-cell>
          <table:table-cell table:style-name="ce7" table:formula="oooc:=[.D14]/[.$D$18]" office:value-type="float" office:value="1">
            <text:p>1,0000</text:p>
          </table:table-cell>
          <table:table-cell table:style-name="ce8" table:formula="oooc:=(1 - [.E14])*[.C14]" office:value-type="currency" office:currency="BRL" office:value="0">
            <text:p>R$ 0,00</text:p>
          </table:table-cell>
          <table:table-cell table:formula="oooc:=[.$F$18]*[.B14]" office:value-type="currency" office:currency="BRL" office:value="17.5">
            <text:p>R$ 17,50</text:p>
          </table:table-cell>
          <table:table-cell table:formula="oooc:=[.C14]-[.F14]+[.G14]" office:value-type="currency" office:currency="BRL" office:value="117.5">
            <text:p>R$ 117,50</text:p>
          </table:table-cell>
          <table:table-cell table:number-columns-repeated="3"/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15]*[.$B$9]" office:value-type="currency" office:currency="BRL" office:value="125">
            <text:p>R$ 125,00</text:p>
          </table:table-cell>
          <table:table-cell office:value-type="float" office:value="30">
            <text:p>30</text:p>
          </table:table-cell>
          <table:table-cell table:style-name="ce7" table:formula="oooc:=[.D15]/[.$D$18]" office:value-type="float" office:value="1">
            <text:p>1,0000</text:p>
          </table:table-cell>
          <table:table-cell table:style-name="ce8" table:formula="oooc:=(1 - [.E15])*[.C15]" office:value-type="currency" office:currency="BRL" office:value="0">
            <text:p>R$ 0,00</text:p>
          </table:table-cell>
          <table:table-cell table:formula="oooc:=[.$F$18]*[.B15]" office:value-type="currency" office:currency="BRL" office:value="21.875">
            <text:p>R$ 21,88</text:p>
          </table:table-cell>
          <table:table-cell table:formula="oooc:=[.C15]-[.F15]+[.G15]" office:value-type="currency" office:currency="BRL" office:value="146.875">
            <text:p>R$ 146,88</text:p>
          </table:table-cell>
          <table:table-cell table:number-columns-repeated="3"/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16]*[.$B$9]" office:value-type="currency" office:currency="BRL" office:value="125">
            <text:p>R$ 125,00</text:p>
          </table:table-cell>
          <table:table-cell office:value-type="float" office:value="15">
            <text:p>15</text:p>
          </table:table-cell>
          <table:table-cell table:style-name="ce7" table:formula="oooc:=[.D16]/[.$D$18]" office:value-type="float" office:value="0.5">
            <text:p>0,5000</text:p>
          </table:table-cell>
          <table:table-cell table:style-name="ce8" table:formula="oooc:=(1 - [.E16])*[.C16]" office:value-type="currency" office:currency="BRL" office:value="62.5">
            <text:p>R$ 62,50</text:p>
          </table:table-cell>
          <table:table-cell table:formula="oooc:=[.$F$18]*[.B16]" office:value-type="currency" office:currency="BRL" office:value="21.875">
            <text:p>R$ 21,88</text:p>
          </table:table-cell>
          <table:table-cell table:formula="oooc:=[.C16]-[.F16]+[.G16]" office:value-type="currency" office:currency="BRL" office:value="84.375">
            <text:p>R$ 84,38</text:p>
          </table:table-cell>
          <table:table-cell table:number-columns-repeated="3"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17]*[.$B$9]" office:value-type="currency" office:currency="BRL" office:value="150">
            <text:p>R$ 150,00</text:p>
          </table:table-cell>
          <table:table-cell office:value-type="float" office:value="25">
            <text:p>25</text:p>
          </table:table-cell>
          <table:table-cell table:style-name="ce7" table:formula="oooc:=[.D17]/[.$D$18]" office:value-type="float" office:value="0.833333333333333">
            <text:p>0,8333</text:p>
          </table:table-cell>
          <table:table-cell table:style-name="ce8" table:formula="oooc:=(1 - [.E17])*[.C17]" office:value-type="currency" office:currency="BRL" office:value="25">
            <text:p>R$ 25,00</text:p>
          </table:table-cell>
          <table:table-cell table:formula="oooc:=[.$F$18]*[.B17]" office:value-type="currency" office:currency="BRL" office:value="26.25">
            <text:p>R$ 26,25</text:p>
          </table:table-cell>
          <table:table-cell table:formula="oooc:=[.C17]-[.F17]+[.G17]" office:value-type="currency" office:currency="BRL" office:value="151.25">
            <text:p>R$ 151,2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ooc:=SUM([.B14:.B17])" office:value-type="percentage" office:value="1">
            <text:p>100,00%</text:p>
          </table:table-cell>
          <table:table-cell table:formula="oooc:=SUM([.C14:.C17])" office:value-type="currency" office:currency="BRL" office:value="500">
            <text:p>R$ 500,00</text:p>
          </table:table-cell>
          <table:table-cell office:value-type="float" office:value="30">
            <text:p>30</text:p>
          </table:table-cell>
          <table:table-cell table:style-name="ce8"/>
          <table:table-cell table:style-name="ce8" table:formula="oooc:=SUM([.F14:.F17])" office:value-type="currency" office:currency="BRL" office:value="87.5">
            <text:p>R$ 87,50</text:p>
          </table:table-cell>
          <table:table-cell table:style-name="ce6"/>
          <table:table-cell table:formula="oooc:=SUM([.H14:.H17])" office:value-type="currency" office:currency="BRL" office:value="500">
            <text:p>R$ 500,00</text:p>
          </table:table-cell>
          <table:table-cell table:number-columns-repeated="3"/>
        </table:table-row>
        <table:table-row table:style-name="ro1">
          <table:table-cell office:value-type="string">
            <text:p>Problemas:</text:p>
          </table:table-cell>
          <table:table-cell office:value-type="string">
            <text:p>1. Quem sai antes ou chega antes do fim do período acaba pagando à mais.</text:p>
          </table:table-cell>
          <table:table-cell table:number-columns-repeated="2"/>
          <table:table-cell table:style-name="ce8"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8"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9"/>
        </table:table-row>
        <table:table-row table:style-name="ro3">
          <table:table-cell table:style-name="ce1" office:value-type="string" table:number-columns-spanned="3" table:number-rows-spanned="1">
            <text:p>Divisão por Período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% aluguel</text:p>
          </table:table-cell>
          <table:table-cell office:value-type="string">
            <text:p>Parte Aluguel</text:p>
          </table:table-cell>
          <table:table-cell office:value-type="string">
            <text:p>Dias</text:p>
          </table:table-cell>
          <table:table-cell office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25]*[.$B$9]" office:value-type="currency" office:currency="BRL" office:value="100">
            <text:p>R$ 100,00</text:p>
          </table:table-cell>
          <table:table-cell office:value-type="float" office:value="30">
            <text:p>30</text:p>
          </table:table-cell>
          <table:table-cell table:style-name="ce4" table:formula="oooc:=[.C35]+[.G35]+[.K35]" office:value-type="currency" office:currency="BRL" office:value="131.481481481481">
            <text:p>R$ 131,48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26]*[.$B$9]" office:value-type="currency" office:currency="BRL" office:value="125">
            <text:p>R$ 125,00</text:p>
          </table:table-cell>
          <table:table-cell office:value-type="float" office:value="30">
            <text:p>30</text:p>
          </table:table-cell>
          <table:table-cell table:style-name="ce4" table:formula="oooc:=[.C36]+[.G36]+[.K36]" office:value-type="currency" office:currency="BRL" office:value="164.351851851852">
            <text:p>R$ 164,35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27]*[.$B$9]" office:value-type="currency" office:currency="BRL" office:value="125">
            <text:p>R$ 125,00</text:p>
          </table:table-cell>
          <table:table-cell office:value-type="float" office:value="15">
            <text:p>15</text:p>
          </table:table-cell>
          <table:table-cell table:style-name="ce4" table:formula="oooc:=[.C37]+[.G37]+[.K37]" office:value-type="currency" office:currency="BRL" office:value="62.5">
            <text:p>R$ 62,50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28]*[.$B$9]" office:value-type="currency" office:currency="BRL" office:value="150">
            <text:p>R$ 150,00</text:p>
          </table:table-cell>
          <table:table-cell office:value-type="float" office:value="25">
            <text:p>25</text:p>
          </table:table-cell>
          <table:table-cell table:style-name="ce4" table:formula="oooc:=[.C38]+[.G38]+[.K38]" office:value-type="currency" office:currency="BRL" office:value="141.666666666667">
            <text:p>R$ 141,67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ooc:=SUM([.B25:.B28])" office:value-type="percentage" office:value="1">
            <text:p>100,00%</text:p>
          </table:table-cell>
          <table:table-cell table:formula="oooc:=SUM([.C25:.C28])" office:value-type="currency" office:currency="BRL" office:value="500">
            <text:p>R$ 500,00</text:p>
          </table:table-cell>
          <table:table-cell/>
          <table:table-cell table:style-name="ce4" table:formula="oooc:=SUM([.E25:.E28])" office:value-type="currency" office:currency="BRL" office:value="500">
            <text:p>R$ 500,00</text:p>
          </table:table-cell>
          <table:table-cell table:style-name="ce8"/>
          <table:table-cell table:style-name="ce6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ce8" table:number-columns-repeated="2"/>
          <table:table-cell table:style-name="ce6"/>
          <table:table-cell table:number-columns-repeated="4"/>
        </table:table-row>
        <table:table-row table:style-name="ro1">
          <table:table-cell office:value-type="string">
            <text:p>Total Dias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eríodo 1</text:p>
          </table:table-cell>
          <table:table-cell table:number-columns-repeated="3"/>
          <table:table-cell office:value-type="string">
            <text:p>Período 2</text:p>
          </table:table-cell>
          <table:table-cell table:number-columns-repeated="3"/>
          <table:table-cell office:value-type="string">
            <text:p>Período 3</text:p>
          </table:table-cell>
          <table:table-cell table:number-columns-repeated="2"/>
        </table:table-row>
        <table:table-row table:style-name="ro1">
          <table:table-cell office:value-type="string">
            <text:p>Dias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Dia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ia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luguel Proporcional</text:p>
          </table:table-cell>
          <table:table-cell table:formula="oooc:=[.$B$9]* [.B33] / [.$B$31]" office:value-type="currency" office:currency="BRL" office:value="250">
            <text:p>R$ 250,00</text:p>
          </table:table-cell>
          <table:table-cell table:number-columns-repeated="2"/>
          <table:table-cell office:value-type="string">
            <text:p>Aluguel Proporcional</text:p>
          </table:table-cell>
          <table:table-cell table:formula="oooc:=[.$B$9]* [.F33] / [.$B$31]" office:value-type="currency" office:currency="BRL" office:value="166.666666666667">
            <text:p>R$ 166,67</text:p>
          </table:table-cell>
          <table:table-cell table:number-columns-repeated="2"/>
          <table:table-cell office:value-type="string">
            <text:p>Aluguel Proporcional</text:p>
          </table:table-cell>
          <table:table-cell table:formula="oooc:=[.$B$9]* [.J33] / [.$B$31]" office:value-type="currency" office:currency="BRL" office:value="83.3333333333333">
            <text:p>R$ 83,33</text:p>
          </table:table-cell>
          <table:table-cell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35]*[.$B$34]/[.$B$39]" office:value-type="currency" office:currency="BRL" office:value="50">
            <text:p>R$ 50,00</text:p>
          </table:table-cell>
          <table:table-cell/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F35]*[.$F$34]/[.$F$39]" office:value-type="currency" office:currency="BRL" office:value="44.4444444444444">
            <text:p>R$ 44,44</text:p>
          </table:table-cell>
          <table:table-cell/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J35]*[.$J$34]/[.$J$39]" office:value-type="currency" office:currency="BRL" office:value="37.037037037037">
            <text:p>R$ 37,04</text:p>
          </table:table-cell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36]*[.$B$34]/[.$B$39]" office:value-type="currency" office:currency="BRL" office:value="62.5">
            <text:p>R$ 62,50</text:p>
          </table:table-cell>
          <table:table-cell/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F36]*[.$F$34]/[.$F$39]" office:value-type="currency" office:currency="BRL" office:value="55.5555555555556">
            <text:p>R$ 55,56</text:p>
          </table:table-cell>
          <table:table-cell/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J36]*[.$J$34]/[.$J$39]" office:value-type="currency" office:currency="BRL" office:value="46.2962962962963">
            <text:p>R$ 46,30</text:p>
          </table:table-cell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37]*[.$B$34]/[.$B$39]" office:value-type="currency" office:currency="BRL" office:value="62.5">
            <text:p>R$ 62,50</text:p>
          </table:table-cell>
          <table:table-cell table:number-columns-repeated="2"/>
          <table:table-cell table:style-name="ce3"/>
          <table:table-cell/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38]*[.$B$34]/[.$B$39]" office:value-type="currency" office:currency="BRL" office:value="75">
            <text:p>R$ 75,00</text:p>
          </table:table-cell>
          <table:table-cell/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F38]*[.$F$34]/[.$F$39]" office:value-type="currency" office:currency="BRL" office:value="66.6666666666667">
            <text:p>R$ 66,67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5" table:formula="oooc:=SUM([.B35:.B38])" office:value-type="percentage" office:value="1">
            <text:p>100,00%</text:p>
          </table:table-cell>
          <table:table-cell table:formula="oooc:=SUM([.C35:.C38])" office:value-type="currency" office:currency="BRL" office:value="250">
            <text:p>R$ 250,00</text:p>
          </table:table-cell>
          <table:table-cell/>
          <table:table-cell office:value-type="float" office:value="4">
            <text:p>4</text:p>
          </table:table-cell>
          <table:table-cell table:style-name="ce5" table:formula="oooc:=SUM([.F35:.F38])" office:value-type="percentage" office:value="0.75">
            <text:p>75,00%</text:p>
          </table:table-cell>
          <table:table-cell table:formula="oooc:=SUM([.G35:.G38])" office:value-type="currency" office:currency="BRL" office:value="166.666666666667">
            <text:p>R$ 166,67</text:p>
          </table:table-cell>
          <table:table-cell/>
          <table:table-cell office:value-type="float" office:value="4">
            <text:p>4</text:p>
          </table:table-cell>
          <table:table-cell table:style-name="ce5" table:formula="oooc:=SUM([.J35:.J38])" office:value-type="percentage" office:value="0.45">
            <text:p>45,00%</text:p>
          </table:table-cell>
          <table:table-cell table:formula="oooc:=SUM([.K35:.K38])" office:value-type="currency" office:currency="BRL" office:value="83.3333333333333">
            <text:p>R$ 83,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roblemas</text:p>
          </table:table-cell>
          <table:table-cell table:number-columns-repeated="10"/>
        </table:table-row>
        <table:table-row table:style-name="ro1">
          <table:table-cell table:style-name="ce2" office:value-type="date" office:date-value="2007-07-01">
            <text:p>01/07/07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Duas médias ponderada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% aluguel</text:p>
          </table:table-cell>
          <table:table-cell/>
          <table:table-cell office:value-type="string">
            <text:p>Dias</text:p>
          </table:table-cell>
          <table:table-cell table:number-columns-repeated="7"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47]*[.$B$9]" office:value-type="currency" office:currency="BRL" office:value="100">
            <text:p>R$ 100,00</text:p>
          </table:table-cell>
          <table:table-cell office:value-type="float" office:value="30">
            <text:p>30</text:p>
          </table:table-cell>
          <table:table-cell table:style-name="ce7" table:formula="oooc:=[.D47]+[.B47]*100" office:value-type="float" office:value="50">
            <text:p>50,0000</text:p>
          </table:table-cell>
          <table:table-cell table:style-name="ce6" table:formula="oooc:=[.E47]/[.$E$51]" office:value-type="percentage" office:value="0.25">
            <text:p>25,00%</text:p>
          </table:table-cell>
          <table:table-cell table:number-columns-repeated="5"/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48]*[.$B$9]" office:value-type="currency" office:currency="BRL" office:value="125">
            <text:p>R$ 125,00</text:p>
          </table:table-cell>
          <table:table-cell office:value-type="float" office:value="30">
            <text:p>30</text:p>
          </table:table-cell>
          <table:table-cell table:style-name="ce7" table:formula="oooc:=[.D48]+[.B48]*100" office:value-type="float" office:value="55">
            <text:p>55,0000</text:p>
          </table:table-cell>
          <table:table-cell table:style-name="ce6" table:formula="oooc:=[.E48]/[.$E$51]" office:value-type="percentage" office:value="0.275">
            <text:p>27,50%</text:p>
          </table:table-cell>
          <table:table-cell table:number-columns-repeated="5"/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49]*[.$B$9]" office:value-type="currency" office:currency="BRL" office:value="125">
            <text:p>R$ 125,00</text:p>
          </table:table-cell>
          <table:table-cell office:value-type="float" office:value="15">
            <text:p>15</text:p>
          </table:table-cell>
          <table:table-cell table:style-name="ce7" table:formula="oooc:=[.D49]+[.B49]*100" office:value-type="float" office:value="40">
            <text:p>40,0000</text:p>
          </table:table-cell>
          <table:table-cell table:style-name="ce6" table:formula="oooc:=[.E49]/[.$E$51]" office:value-type="percentage" office:value="0.2">
            <text:p>20,00%</text:p>
          </table:table-cell>
          <table:table-cell table:number-columns-repeated="5"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50]*[.$B$9]" office:value-type="currency" office:currency="BRL" office:value="150">
            <text:p>R$ 150,00</text:p>
          </table:table-cell>
          <table:table-cell office:value-type="float" office:value="25">
            <text:p>25</text:p>
          </table:table-cell>
          <table:table-cell table:style-name="ce7" table:formula="oooc:=[.D50]+[.B50]*100" office:value-type="float" office:value="55">
            <text:p>55,0000</text:p>
          </table:table-cell>
          <table:table-cell table:style-name="ce6" table:formula="oooc:=[.E50]/[.$E$51]" office:value-type="percentage" office:value="0.275">
            <text:p>27,50%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SUM([.B47:.B50])" office:value-type="percentage" office:value="1">
            <text:p>100,00%</text:p>
          </table:table-cell>
          <table:table-cell table:formula="oooc:=SUM([.C47:.C50])" office:value-type="currency" office:currency="BRL" office:value="500">
            <text:p>R$ 500,00</text:p>
          </table:table-cell>
          <table:table-cell table:formula="oooc:=SUM([.D47:.D50])" office:value-type="float" office:value="100">
            <text:p>100</text:p>
          </table:table-cell>
          <table:table-cell table:style-name="ce8" table:formula="oooc:=SUM([.E47:.E50])" office:value-type="float" office:value="200">
            <text:p>200</text:p>
          </table:table-cell>
          <table:table-cell table:style-name="ce6" table:formula="oooc:=SUM([.F47:.F50])" office:value-type="percentage" office:value="1">
            <text:p>100,00%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Problema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. Mesmo se a pessoa fica 0 dias, ainda vai pagar a porcentage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table:number-columns-spanned="6" table:number-rows-spanned="1">
            <text:p>Divisão por Períodos, mas com intervalos definido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/>
          <table:table-cell office:value-type="string">
            <text:p>% aluguel</text:p>
          </table:table-cell>
          <table:table-cell office:value-type="string">
            <text:p>Parte Aluguel</text:p>
          </table:table-cell>
          <table:table-cell office:value-type="string">
            <text:p>Entrada</text:p>
          </table:table-cell>
          <table:table-cell office:value-type="string">
            <text:p>Saída</text:p>
          </table:table-cell>
          <table:table-cell office:value-type="string">
            <text:p>Dias</text:p>
          </table:table-cell>
          <table:table-cell table:number-columns-repeated="5"/>
        </table:table-row>
        <table:table-row table:style-name="ro1">
          <table:table-cell office:value-type="string">
            <text:p>Nino</text:p>
          </table:table-cell>
          <table:table-cell table:style-name="ce3" office:value-type="percentage" office:value="0.2">
            <text:p>20%</text:p>
          </table:table-cell>
          <table:table-cell table:formula="oooc:=[.B60]*[.$B$9]" office:value-type="currency" office:currency="BRL" office:value="100">
            <text:p>R$ 100,00</text:p>
          </table:table-cell>
          <table:table-cell table:style-name="ce2" office:value-type="date" office:date-value="2000-01-06">
            <text:p>06/01/00</text:p>
          </table:table-cell>
          <table:table-cell table:style-name="ce9" office:value-type="date" office:date-value="2000-02-05">
            <text:p>05/02/00</text:p>
          </table:table-cell>
          <table:table-cell table:style-name="ce8" table:formula="oooc:=[.E60]-[.D60]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edro</text:p>
          </table:table-cell>
          <table:table-cell table:style-name="ce3" office:value-type="percentage" office:value="0.25">
            <text:p>25%</text:p>
          </table:table-cell>
          <table:table-cell table:formula="oooc:=[.B61]*[.$B$9]" office:value-type="currency" office:currency="BRL" office:value="125">
            <text:p>R$ 125,00</text:p>
          </table:table-cell>
          <table:table-cell table:style-name="ce2" office:value-type="date" office:date-value="2000-01-06">
            <text:p>06/01/00</text:p>
          </table:table-cell>
          <table:table-cell table:style-name="ce9" office:value-type="date" office:date-value="2000-02-05">
            <text:p>05/02/00</text:p>
          </table:table-cell>
          <table:table-cell table:style-name="ce8" table:formula="oooc:=[.E61]-[.D61]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Zeca</text:p>
          </table:table-cell>
          <table:table-cell table:style-name="ce3" office:value-type="percentage" office:value="0.25">
            <text:p>25%</text:p>
          </table:table-cell>
          <table:table-cell table:formula="oooc:=[.B62]*[.$B$9]" office:value-type="currency" office:currency="BRL" office:value="125">
            <text:p>R$ 125,00</text:p>
          </table:table-cell>
          <table:table-cell table:style-name="ce2" office:value-type="date" office:date-value="2000-01-21">
            <text:p>21/01/00</text:p>
          </table:table-cell>
          <table:table-cell table:style-name="ce9" office:value-type="date" office:date-value="2000-02-05">
            <text:p>05/02/00</text:p>
          </table:table-cell>
          <table:table-cell table:style-name="ce8" table:formula="oooc:=[.E62]-[.D62]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Biba</text:p>
          </table:table-cell>
          <table:table-cell table:style-name="ce3" office:value-type="percentage" office:value="0.3">
            <text:p>30%</text:p>
          </table:table-cell>
          <table:table-cell table:formula="oooc:=[.B63]*[.$B$9]" office:value-type="currency" office:currency="BRL" office:value="150">
            <text:p>R$ 150,00</text:p>
          </table:table-cell>
          <table:table-cell table:style-name="ce2" office:value-type="date" office:date-value="2000-01-11">
            <text:p>11/01/00</text:p>
          </table:table-cell>
          <table:table-cell table:style-name="ce9" office:value-type="date" office:date-value="2000-02-05">
            <text:p>05/02/00</text:p>
          </table:table-cell>
          <table:table-cell table:style-name="ce8" table:formula="oooc:=[.E63]-[.D63]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ooc:=SUM([.B60:.B63])" office:value-type="percentage" office:value="1">
            <text:p>100,00%</text:p>
          </table:table-cell>
          <table:table-cell table:formula="oooc:=SUM([.C60:.C63])" office:value-type="currency" office:currency="BRL" office:value="500">
            <text:p>R$ 500,00</text:p>
          </table:table-cell>
          <table:table-cell/>
          <table:table-cell table:style-name="ce4"/>
          <table:table-cell table:formula="oooc:=SUM([.F60:.F63])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tervalo 1</text:p>
          </table:table-cell>
          <table:table-cell table:formula="oooc:=[.D60]" office:value-type="date" office:date-value="2000-01-06">
            <text:p>06/01/00</text:p>
          </table:table-cell>
          <table:table-cell table:formula="oooc:=[.D63]" office:value-type="date" office:date-value="2000-01-11">
            <text:p>11/01/00</text:p>
          </table:table-cell>
          <table:table-cell table:formula="oooc:=[.C66]-[.B66]" office:value-type="float" office:value="5">
            <text:p>5</text:p>
          </table:table-cell>
          <table:table-cell table:formula="oooc:=[.$C$64]*[.D66]/[.$D$69]" office:value-type="currency" office:currency="BRL" office:value="83.3333333333333">
            <text:p>R$ 83,33</text:p>
          </table:table-cell>
          <table:table-cell table:number-columns-repeated="6"/>
        </table:table-row>
        <table:table-row table:style-name="ro1">
          <table:table-cell office:value-type="string">
            <text:p>Intervalo 2</text:p>
          </table:table-cell>
          <table:table-cell table:formula="oooc:=[.D63]" office:value-type="date" office:date-value="2000-01-11">
            <text:p>11/01/00</text:p>
          </table:table-cell>
          <table:table-cell table:formula="oooc:=[.D62]" office:value-type="date" office:date-value="2000-01-21">
            <text:p>21/01/00</text:p>
          </table:table-cell>
          <table:table-cell table:formula="oooc:=[.C67]-[.B67]" office:value-type="float" office:value="10">
            <text:p>10</text:p>
          </table:table-cell>
          <table:table-cell table:formula="oooc:=[.$C$64]*[.D67]/[.$D$69]" office:value-type="currency" office:currency="BRL" office:value="166.666666666667">
            <text:p>R$ 166,67</text:p>
          </table:table-cell>
          <table:table-cell table:number-columns-repeated="6"/>
        </table:table-row>
        <table:table-row table:style-name="ro1">
          <table:table-cell office:value-type="string">
            <text:p>Intervalo 3</text:p>
          </table:table-cell>
          <table:table-cell table:formula="oooc:=[.D62]" office:value-type="date" office:date-value="2000-01-21">
            <text:p>21/01/00</text:p>
          </table:table-cell>
          <table:table-cell table:formula="oooc:=[.E62]" office:value-type="date" office:date-value="2000-02-05">
            <text:p>05/02/00</text:p>
          </table:table-cell>
          <table:table-cell table:formula="oooc:=[.C68]-[.B68]" office:value-type="float" office:value="15">
            <text:p>15</text:p>
          </table:table-cell>
          <table:table-cell table:formula="oooc:=[.$C$64]*[.D68]/[.$D$69]" office:value-type="currency" office:currency="BRL" office:value="250">
            <text:p>R$ 250,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SUM([.D66:.D68])" office:value-type="float" office:value="30">
            <text:p>30</text:p>
          </table:table-cell>
          <table:table-cell table:formula="oooc:=SUM([.E66:.E68])" office:value-type="currency" office:currency="BRL" office:value="500">
            <text:p>R$ 500,00</text:p>
          </table:table-cell>
          <table:table-cell table:number-columns-repeated="6"/>
        </table:table-row>
        <table:table-row table:style-name="ro1">
          <table:table-cell table:formula="oooc:=[.A66]" office:value-type="string" office:string-value="Intervalo 1">
            <text:p>Intervalo 1</text:p>
          </table:table-cell>
          <table:table-cell table:formula="oooc:=[.E66]" office:value-type="currency" office:currency="BRL" office:value="83.3333333333333">
            <text:p>R$ 83,33</text:p>
          </table:table-cell>
          <table:table-cell table:number-columns-repeated="9"/>
        </table:table-row>
        <table:table-row table:style-name="ro1">
          <table:table-cell table:formula="oooc:=[.A60]" office:value-type="string" office:string-value="Nino">
            <text:p>Nino</text:p>
          </table:table-cell>
          <table:table-cell table:style-name="ce6" office:value-type="percentage" office:value="0.2">
            <text:p>20,00%</text:p>
          </table:table-cell>
          <table:table-cell table:formula="oooc:=[.B71]*[.$B$70]/[.$B$73]" office:value-type="currency" office:currency="BRL" office:value="37.037037037037">
            <text:p>R$ 37,04</text:p>
          </table:table-cell>
          <table:table-cell table:number-columns-repeated="8"/>
        </table:table-row>
        <table:table-row table:style-name="ro1">
          <table:table-cell table:formula="oooc:=[.A61]" office:value-type="string" office:string-value="Pedro">
            <text:p>Pedro</text:p>
          </table:table-cell>
          <table:table-cell table:formula="oooc:=[.B61]" office:value-type="percentage" office:value="0.25">
            <text:p>25,00%</text:p>
          </table:table-cell>
          <table:table-cell table:formula="oooc:=[.B72]*[.$B$70]/[.$B$73]" office:value-type="currency" office:currency="BRL" office:value="46.2962962962963">
            <text:p>R$ 46,30</text:p>
          </table:table-cell>
          <table:table-cell table:number-columns-repeated="8"/>
        </table:table-row>
        <table:table-row table:style-name="ro1">
          <table:table-cell/>
          <table:table-cell table:formula="oooc:=SUM([.B71:.B72])" office:value-type="percentage" office:value="0.45">
            <text:p>45,00%</text:p>
          </table:table-cell>
          <table:table-cell table:formula="oooc:=SUM([.C71:.C72])" office:value-type="currency" office:currency="BRL" office:value="83.3333333333333">
            <text:p>R$ 83,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formula="oooc:=[.A67]" office:value-type="string" office:string-value="Intervalo 2">
            <text:p>Intervalo 2</text:p>
          </table:table-cell>
          <table:table-cell table:formula="oooc:=[.E67]" office:value-type="currency" office:currency="BRL" office:value="166.666666666667">
            <text:p>R$ 166,67</text:p>
          </table:table-cell>
          <table:table-cell table:number-columns-repeated="9"/>
        </table:table-row>
        <table:table-row table:style-name="ro1">
          <table:table-cell table:formula="oooc:=[.A60]" office:value-type="string" office:string-value="Nino">
            <text:p>Nino</text:p>
          </table:table-cell>
          <table:table-cell table:formula="oooc:=[.B60]" office:value-type="percentage" office:value="0.2">
            <text:p>20,00%</text:p>
          </table:table-cell>
          <table:table-cell table:formula="oooc:=[.B76]*[.$B$75]/[.$B$79]" office:value-type="currency" office:currency="BRL" office:value="44.4444444444444">
            <text:p>R$ 44,44</text:p>
          </table:table-cell>
          <table:table-cell table:number-columns-repeated="8"/>
        </table:table-row>
        <table:table-row table:style-name="ro1">
          <table:table-cell table:formula="oooc:=[.A61]" office:value-type="string" office:string-value="Pedro">
            <text:p>Pedro</text:p>
          </table:table-cell>
          <table:table-cell table:formula="oooc:=[.B61]" office:value-type="percentage" office:value="0.25">
            <text:p>25,00%</text:p>
          </table:table-cell>
          <table:table-cell table:formula="oooc:=[.B77]*[.$B$75]/[.$B$79]" office:value-type="currency" office:currency="BRL" office:value="55.5555555555556">
            <text:p>R$ 55,56</text:p>
          </table:table-cell>
          <table:table-cell table:number-columns-repeated="8"/>
        </table:table-row>
        <table:table-row table:style-name="ro1">
          <table:table-cell table:formula="oooc:=[.A63]" office:value-type="string" office:string-value="Biba">
            <text:p>Biba</text:p>
          </table:table-cell>
          <table:table-cell table:formula="oooc:=[.B63]" office:value-type="percentage" office:value="0.3">
            <text:p>30,00%</text:p>
          </table:table-cell>
          <table:table-cell table:formula="oooc:=[.B78]*[.$B$75]/[.$B$79]" office:value-type="currency" office:currency="BRL" office:value="66.6666666666667">
            <text:p>R$ 66,67</text:p>
          </table:table-cell>
          <table:table-cell table:number-columns-repeated="8"/>
        </table:table-row>
        <table:table-row table:style-name="ro1">
          <table:table-cell/>
          <table:table-cell table:formula="oooc:=SUM([.B76:.B78])" office:value-type="percentage" office:value="0.75">
            <text:p>75,00%</text:p>
          </table:table-cell>
          <table:table-cell table:formula="oooc:=SUM([.C76:.C78])" office:value-type="currency" office:currency="BRL" office:value="166.666666666667">
            <text:p>R$ 166,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formula="oooc:=[.A68]" office:value-type="string" office:string-value="Intervalo 3">
            <text:p>Intervalo 3</text:p>
          </table:table-cell>
          <table:table-cell table:formula="oooc:=[.E68]" office:value-type="currency" office:currency="BRL" office:value="250">
            <text:p>R$ 250,00</text:p>
          </table:table-cell>
          <table:table-cell table:number-columns-repeated="9"/>
        </table:table-row>
        <table:table-row table:style-name="ro1">
          <table:table-cell table:formula="oooc:=[.A60]" office:value-type="string" office:string-value="Nino">
            <text:p>Nino</text:p>
          </table:table-cell>
          <table:table-cell table:formula="oooc:=[.B60]" office:value-type="percentage" office:value="0.2">
            <text:p>20,00%</text:p>
          </table:table-cell>
          <table:table-cell table:formula="oooc:=[.B82]*[.$B$81]/[.$B$86]" office:value-type="currency" office:currency="BRL" office:value="50">
            <text:p>R$ 50,00</text:p>
          </table:table-cell>
          <table:table-cell table:number-columns-repeated="8"/>
        </table:table-row>
        <table:table-row table:style-name="ro1">
          <table:table-cell table:formula="oooc:=[.A61]" office:value-type="string" office:string-value="Pedro">
            <text:p>Pedro</text:p>
          </table:table-cell>
          <table:table-cell table:formula="oooc:=[.B61]" office:value-type="percentage" office:value="0.25">
            <text:p>25,00%</text:p>
          </table:table-cell>
          <table:table-cell table:formula="oooc:=[.B83]*[.$B$81]/[.$B$86]" office:value-type="currency" office:currency="BRL" office:value="62.5">
            <text:p>R$ 62,50</text:p>
          </table:table-cell>
          <table:table-cell table:number-columns-repeated="8"/>
        </table:table-row>
        <table:table-row table:style-name="ro1">
          <table:table-cell table:formula="oooc:=[.A62]" office:value-type="string" office:string-value="Zeca">
            <text:p>Zeca</text:p>
          </table:table-cell>
          <table:table-cell table:formula="oooc:=[.B62]" office:value-type="percentage" office:value="0.25">
            <text:p>25,00%</text:p>
          </table:table-cell>
          <table:table-cell table:formula="oooc:=[.B84]*[.$B$81]/[.$B$86]" office:value-type="currency" office:currency="BRL" office:value="62.5">
            <text:p>R$ 62,50</text:p>
          </table:table-cell>
          <table:table-cell table:number-columns-repeated="8"/>
        </table:table-row>
        <table:table-row table:style-name="ro1">
          <table:table-cell table:formula="oooc:=[.A63]" office:value-type="string" office:string-value="Biba">
            <text:p>Biba</text:p>
          </table:table-cell>
          <table:table-cell table:formula="oooc:=[.B63]" office:value-type="percentage" office:value="0.3">
            <text:p>30,00%</text:p>
          </table:table-cell>
          <table:table-cell table:formula="oooc:=[.B85]*[.$B$81]/[.$B$86]" office:value-type="currency" office:currency="BRL" office:value="75">
            <text:p>R$ 75,00</text:p>
          </table:table-cell>
          <table:table-cell table:number-columns-repeated="8"/>
        </table:table-row>
        <table:table-row table:style-name="ro1">
          <table:table-cell/>
          <table:table-cell table:formula="oooc:=SUM([.B82:.B85])" office:value-type="percentage" office:value="1">
            <text:p>100,00%</text:p>
          </table:table-cell>
          <table:table-cell table:formula="oooc:=SUM([.C82:.C85])" office:value-type="currency" office:currency="BRL" office:value="250">
            <text:p>R$ 250,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 a pagar</text:p>
          </table:table-cell>
          <table:table-cell table:number-columns-repeated="10"/>
        </table:table-row>
        <table:table-row table:style-name="ro1">
          <table:table-cell office:value-type="string">
            <text:p>Nino</text:p>
          </table:table-cell>
          <table:table-cell table:formula="oooc:=SUM([.C71];[.C76];[.C82])" office:value-type="currency" office:currency="BRL" office:value="131.481481481481">
            <text:p>R$ 131,48</text:p>
          </table:table-cell>
          <table:table-cell table:number-columns-repeated="9"/>
        </table:table-row>
        <table:table-row table:style-name="ro1">
          <table:table-cell office:value-type="string">
            <text:p>Pedro</text:p>
          </table:table-cell>
          <table:table-cell table:formula="oooc:=SUM([.C72];[.C77];[.C83])" office:value-type="currency" office:currency="BRL" office:value="164.351851851852">
            <text:p>R$ 164,35</text:p>
          </table:table-cell>
          <table:table-cell table:number-columns-repeated="9"/>
        </table:table-row>
        <table:table-row table:style-name="ro4">
          <table:table-cell office:value-type="string">
            <text:p>Zeca</text:p>
          </table:table-cell>
          <table:table-cell table:formula="oooc:=SUM([.C84])" office:value-type="currency" office:currency="BRL" office:value="62.5">
            <text:p>R$ 62,50</text:p>
          </table:table-cell>
          <table:table-cell table:number-columns-repeated="9"/>
        </table:table-row>
        <table:table-row table:style-name="ro4">
          <table:table-cell office:value-type="string">
            <text:p>Biba</text:p>
          </table:table-cell>
          <table:table-cell table:formula="oooc:=SUM([.C78];[.C85])" office:value-type="currency" office:currency="BRL" office:value="141.666666666667">
            <text:p>R$ 141,67</text:p>
          </table:table-cell>
          <table:table-cell table:number-columns-repeated="9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7">27/07/2007</text:date>, <text:time>14:58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05T18:05:55</meta:creation-date>
    <dc:date>2007-07-27T14:58:53</dc:date>
    <dc:language>pt-BR</dc:language>
    <meta:editing-cycles>15</meta:editing-cycles>
    <meta:editing-duration>P1DT1H59M5S</meta:editing-duration>
    <meta:user-defined meta:name="Info 1"/>
    <meta:user-defined meta:name="Info 2"/>
    <meta:user-defined meta:name="Info 3"/>
    <meta:user-defined meta:name="Info 4"/>
    <meta:document-statistic meta:table-count="3" meta:cell-count="318"/>
  </office:meta>
</office:document-meta>
</file>